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2.391cm"/>
    </style:style>
    <style:style style:family="table-column" style:name="co3">
      <style:table-column-properties fo:break-before="auto" style:column-width="0.699cm"/>
    </style:style>
    <style:style style:family="table-column" style:name="co4">
      <style:table-column-properties fo:break-before="auto" style:column-width="2.685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3.3cm"/>
    </style:style>
    <style:style style:family="table-column" style:name="co7">
      <style:table-column-properties fo:break-before="auto" style:column-width="4.838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32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582cm"/>
    </style:style>
    <style:style style:family="table-row" style:name="ro6">
      <style:table-row-properties fo:break-before="auto" style:use-optimal-row-height="false" style:row-height="2.54cm"/>
    </style:style>
    <style:style style:family="table" style:name="ta1" style:master-page-name="PageStyle_5f_Alph._20_lyst_20_VT_20_Holl.">
      <style:table-properties style:writing-mode="lr-tb" table:display="true"/>
    </style:style>
    <style:style style:family="table" style:name="ta2" style:master-page-name="PageStyle_5f_Recapit._20_lijst_20_Holl.">
      <style:table-properties style:writing-mode="lr-tb" table:display="true"/>
    </style:style>
    <number:text-style style:name="N100">
      <number:text-content/>
    </number:text-style>
    <style:style style:data-style-name="N100" style:family="table-cell" style:parent-style-name="Default" style:name="ce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8">
      <style:table-cell-properties fo:padding="0.071cm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Alph. lyst VT Holl.">
        <office:forms form:apply-design-mode="false" form:automatic-focus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8" table:number-columns-repeated="5"/>
        <table:table-column table:style-name="co1" table:default-cell-style-name="Default" table:number-columns-repeated="1015"/>
        <table:table-row table:style-name="ro1">
          <table:table-cell ns41:value-type="string" table:number-rows-spanned="1" table:style-name="TL Title" table:number-columns-spanned="4" office:value-type="string">
            <text:p>ALPHABETISCHE LYST VAN DE TELLING DES VOLKS VAN HOLLAND [1795]</text:p>
          </table:table-cell>
          <table:covered-table-cell table:style-name="TL Title" table:number-columns-repeated="2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TL RowProperty"/>
          <table:table-cell ns41:value-type="string" table:style-name="TL RowProperty" office:value-type="string">
            <text:p>[Plaats]</text:p>
          </table:table-cell>
          <table:table-cell table:style-name="ce3"/>
          <table:table-cell ns41:value-type="string" table:style-name="TL ColHeader" office:value-type="string">
            <text:p>Zielen</text:p>
          </table:table-cell>
          <table:table-cell ns41:value-type="string" table:style-name="ce19" office:value-type="string">
            <text:p><text:s/>RolNr</text:p>
          </table:table-cell>
          <table:table-cell ns41:value-type="string" table:style-name="ce23" office:value-type="string">
            <text:p><text:s/>BeeldNr</text:p>
          </table:table-cell>
          <table:table-cell ns41:value-type="string" table:style-name="ce23" office:value-type="string">
            <text:p><text:s/>Publ-BladNr</text:p>
          </table:table-cell>
          <table:table-cell ns41:value-type="string" table:style-name="ce23" office:value-type="string">
            <text:p><text:s/>Blad-TabelNr</text:p>
          </table:table-cell>
          <table:table-cell ns41:value-type="string" table:style-name="ce26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3" table:number-columns-repeated="4"/>
          <table:table-cell table:style-name="ce20" table:number-columns-repeated="5"/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lbertsberg of Bloemendaal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lburg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1811" office:value-type="float">
            <text:p>18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ndyk, zie Lutkebroek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r (Langer)</text:p>
          </table:table-cell>
          <table:table-cell/>
          <table:table-cell ns41:value-type="float" table:style-name="TL Data" office:value="921" office:value-type="float">
            <text:p>9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r (Korter)</text:p>
          </table:table-cell>
          <table:table-cell/>
          <table:table-cell ns41:value-type="float" table:style-name="TL Data" office:value="429" office:value-type="float">
            <text:p>4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rdswoud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arlanderveen</text:p>
          </table:table-cell>
          <table:table-cell/>
          <table:table-cell ns41:value-type="float" table:style-name="TL Data" office:value="2048" office:value-type="float">
            <text:p>20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btsregt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cquoy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de, zie Kaage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de, (Oud) Lageland en Poel (onder Alkemade)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dolphsland, zie Ooltgensplaat en den Bommel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driaan Pieters Ambagt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gterbroek, zie Berkenwoude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gterland, zie Ammers-Gravelan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gthoven, zie Lexmon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gtienhov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kersloot met de Woude</text:p>
          </table:table-cell>
          <table:table-cell/>
          <table:table-cell ns41:value-type="float" table:style-name="TL Data" office:value="837" office:value-type="float">
            <text:p>8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kkersdyk en Vrouwenregt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blas (Oud)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brantswaard en Kyvelanden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kemade, zie Wetering, Ade, Kange, Roelof-Arendsveen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kmaar, in de stad</text:p>
          </table:table-cell>
          <table:table-cell/>
          <table:table-cell ns41:value-type="float" table:style-name="TL Data" office:value="7514" office:value-type="float">
            <text:p>7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kmaar, buiten dito</text:p>
          </table:table-cell>
          <table:table-cell/>
          <table:table-cell ns41:value-type="float" table:style-name="TL Data" office:value="859" office:value-type="float">
            <text:p>8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mkerk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2006" office:value-type="float">
            <text:p>20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meyde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mmers-Graveland, Agterland en Peulwyk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mmers-tol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mstel (Nieuwer) of Amstelveen</text:p>
          </table:table-cell>
          <table:table-cell/>
          <table:table-cell ns41:value-type="float" table:style-name="TL Data" office:value="5051" office:value-type="float">
            <text:p>50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mstel (Ouder) of Ouderkerk aan den Amstel</text:p>
          </table:table-cell>
          <table:table-cell/>
          <table:table-cell ns41:value-type="float" table:style-name="TL Data" office:value="1653" office:value-type="float">
            <text:p>16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217024" office:value-type="float">
            <text:p>2170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ndel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St. Anna Polder en Schapengorsch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St Antonie-Polder</text:p>
          </table:table-cell>
          <table:table-cell/>
          <table:table-cell ns41:value-type="float" table:style-name="TL Data" office:value="402" office:value-type="float">
            <text:p>4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rkel en Rietveld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737" office:value-type="float">
            <text:p>7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2186" office:value-type="float">
            <text:p>21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Axwyk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A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50890" office:value-type="float">
            <text:p>2508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ardwyk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arsdorp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bilonienbroek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ccum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rendrecht (Oost)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rendrecht (West)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arboutswaarder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emster (de)</text:p>
          </table:table-cell>
          <table:table-cell/>
          <table:table-cell ns41:value-type="float" table:style-name="TL Data" office:value="2308" office:value-type="float">
            <text:p>23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kenes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llemerme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nningbroek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0</text:p>
          </table:table-cell>
          <table:table-cell ns41:value-type="string" table:style-name="ce24" office:value-type="string">
            <text:p>0001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1094" office:value-type="float">
            <text:p>10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rg-Ambagt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rkel en Rodenrys</text:p>
          </table:table-cell>
          <table:table-cell/>
          <table:table-cell ns41:value-type="float" table:style-name="TL Data" office:value="1129" office:value-type="float">
            <text:p>11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rkenrode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rkenwoude en Agterbroek</text:p>
          </table:table-cell>
          <table:table-cell/>
          <table:table-cell ns41:value-type="float" table:style-name="TL Data" office:value="395" office:value-type="float">
            <text:p>3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880" office:value-type="float">
            <text:p>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r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soyen</text:p>
          </table:table-cell>
          <table:table-cell/>
          <table:table-cell ns41:value-type="float" table:style-name="TL Data" office:value="489" office:value-type="float">
            <text:p>4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ukelsdyk, Oost en West-Blommersdyk, genaamt Kool</text:p>
          </table:table-cell>
          <table:table-cell/>
          <table:table-cell ns41:value-type="float" table:style-name="TL Data" office:value="4298" office:value-type="float">
            <text:p>42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verwyk</text:p>
          </table:table-cell>
          <table:table-cell/>
          <table:table-cell ns41:value-type="float" table:style-name="TL Data" office:value="1639" office:value-type="float">
            <text:p>163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yerland (Nieuw)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yerland (Oud)</text:p>
          </table:table-cell>
          <table:table-cell/>
          <table:table-cell ns41:value-type="float" table:style-name="TL Data" office:value="2342" office:value-type="float">
            <text:p>23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eyerland (Zuid) of den Hitsert</text:p>
          </table:table-cell>
          <table:table-cell/>
          <table:table-cell ns41:value-type="float" table:style-name="TL Data" office:value="920" office:value-type="float">
            <text:p>9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iert en Stompaarden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iesland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innenwyzent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eiswyk</text:p>
          </table:table-cell>
          <table:table-cell/>
          <table:table-cell ns41:value-type="float" table:style-name="TL Data" office:value="1131" office:value-type="float">
            <text:p>11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eskensgrave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oemendaal, (onder Gouda)</text:p>
          </table:table-cell>
          <table:table-cell/>
          <table:table-cell ns41:value-type="float" table:style-name="TL Data" office:value="1058" office:value-type="float">
            <text:p>10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oemendaal, zie Aalbertsberg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okland (Hoog)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okland (Laag)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lommersdyk, zie Beukelsdyk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degrave</text:p>
          </table:table-cell>
          <table:table-cell/>
          <table:table-cell ns41:value-type="float" table:style-name="TL Data" office:value="1694" office:value-type="float">
            <text:p>16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eikop, zie Heikop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ekhorst (vrye en laage)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mmel, (den) zie Ooltgensplaat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nrepas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1334" office:value-type="float">
            <text:p>13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sthol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ovencarspel</text:p>
          </table:table-cell>
          <table:table-cell/>
          <table:table-cell ns41:value-type="float" table:style-name="TL Data" office:value="847" office:value-type="float">
            <text:p>8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aak, zie Ursem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aband, zie Spykenis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andwyk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ee, (de) zie Rietvel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3170" office:value-type="float">
            <text:p>31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oek op Langendyk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752" office:value-type="float">
            <text:p>7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oekhuizen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rouck, Tuil, en 't Weechje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uitenhuizen, zie Naardermeer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uitensluis, zie Numansdorp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urghorn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uyksloot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office:annotation draw:style-name="gr1" svg:height="1.586cm" draw:caption-point-y="-2.479cm" svg:width="5.651cm" svg:x="14.585cm" draw:caption-point-x="-0.43cm" svg:y="54.426cm" draw:text-style-name="P1">
              <dc:creator>CDM</dc:creator>
              <dc:date>2014-12-12T00:00:00</dc:date>
              <text:p text:style-name="P1"><text:span text:style-name="T1">Vergelijking met de indeling naar districten laat zien dat daar Hoog-Bylmer en Weesper-Carspel niet afzonderlijk worden genoemd.</text:span></text:p>
            </office:annotation>
            <text:p>Bylmer (Hoog)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Bylmermeer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B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5935" office:value-type="float">
            <text:p>359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C.</text:p>
          </table:table-cell>
          <table:table-cell ns41:value-type="string" table:style-name="TL RowHeader" office:value-type="string">
            <text:p>Cabauw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C.</text:p>
          </table:table-cell>
          <table:table-cell ns41:value-type="string" table:style-name="TL RowHeader" office:value-type="string">
            <text:p>Calantsoog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C.</text:p>
          </table:table-cell>
          <table:table-cell ns41:value-type="string" table:style-name="TL RowHeader" office:value-type="string">
            <text:p>Capellen op den Yssel</text:p>
          </table:table-cell>
          <table:table-cell/>
          <table:table-cell ns41:value-type="float" table:style-name="TL Data" office:value="1205" office:value-type="float">
            <text:p>12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C.</text:p>
          </table:table-cell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C.</text:p>
          </table:table-cell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1862" office:value-type="float">
            <text:p>18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C.</text:p>
          </table:table-cell>
          <table:table-cell ns41:value-type="string" table:style-name="TL RowHeader" office:value-type="string">
            <text:p>Cillershoek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C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4306" office:value-type="float">
            <text:p>4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elfshaven</text:p>
          </table:table-cell>
          <table:table-cell/>
          <table:table-cell ns41:value-type="float" table:style-name="TL Data" office:value="2680" office:value-type="float">
            <text:p>26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3737" office:value-type="float">
            <text:p>137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elft ('t Hof van)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elft (onder de Poortery van) of Poortland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inteloord</text:p>
          </table:table-cell>
          <table:table-cell/>
          <table:table-cell ns41:value-type="float" table:style-name="TL Data" office:value="1251" office:value-type="float">
            <text:p>12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irksland</text:p>
          </table:table-cell>
          <table:table-cell/>
          <table:table-cell ns41:value-type="float" table:style-name="TL Data" office:value="1151" office:value-type="float">
            <text:p>11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ordrecht en Merwede</text:p>
          </table:table-cell>
          <table:table-cell/>
          <table:table-cell ns41:value-type="float" table:style-name="TL Data" office:value="18014" office:value-type="float">
            <text:p>180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orp-Ambagt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overe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riehuizen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rimmelen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rongelen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urgerdam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urgerdam (onder Schellingwoude)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ussen-Muilkerk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Dussen-Munsterkerk</text:p>
          </table:table-cell>
          <table:table-cell/>
          <table:table-cell ns41:value-type="float" table:style-name="TL Data" office:value="1013" office:value-type="float">
            <text:p>10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D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42381" office:value-type="float">
            <text:p>423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2745" office:value-type="float">
            <text:p>274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enigenburg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ethen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gmond (binnen) Rinegom en den Hoef</text:p>
          </table:table-cell>
          <table:table-cell/>
          <table:table-cell ns41:value-type="float" table:style-name="TL Data" office:value="687" office:value-type="float">
            <text:p>6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gmond op Zee</text:p>
          </table:table-cell>
          <table:table-cell/>
          <table:table-cell ns41:value-type="float" table:style-name="TL Data" office:value="1177" office:value-type="float">
            <text:p>11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lshout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mmeloord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mmikhoven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ngeland (Oud en Nieuw)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ngelen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6803" office:value-type="float">
            <text:p>68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sselykerwoude en Heer-Jacobswoude</text:p>
          </table:table-cell>
          <table:table-cell/>
          <table:table-cell ns41:value-type="float" table:style-name="TL Data" office:value="1079" office:value-type="float">
            <text:p>10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tersem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Eykenduinen, Half-Loosduinen, Haag-Ambagt</text:p>
          </table:table-cell>
          <table:table-cell/>
          <table:table-cell ns41:value-type="float" table:style-name="TL Data" office:value="1099" office:value-type="float">
            <text:p>10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E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5459" office:value-type="float">
            <text:p>154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F.</text:p>
          </table:table-cell>
          <table:table-cell ns41:value-type="string" table:style-name="TL RowHeader" office:value-type="string">
            <text:p>Frieseland, zie Hekelingen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2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eer, (de vrye) zie Slooten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eertruydenberg</text:p>
          </table:table-cell>
          <table:table-cell/>
          <table:table-cell ns41:value-type="float" table:style-name="TL Data" office:value="1320" office:value-type="float">
            <text:p>13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elkenes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enderen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iessen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968" office:value-type="float">
            <text:p>9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iessen-Nieuwkerk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iessen-Ouderkerk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ederede</text:p>
          </table:table-cell>
          <table:table-cell/>
          <table:table-cell ns41:value-type="float" table:style-name="TL Data" office:value="694" office:value-type="float">
            <text:p>6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idschalkoort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ote (Nieuwe)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ote (Oude), zie Nieuwlan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4969" office:value-type="float">
            <text:p>49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1715" office:value-type="float">
            <text:p>117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1087" office:value-type="float">
            <text:p>10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aft (Noordeinde)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aftdyk (Oost)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aftdyk (West)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's Graveland</text:p>
          </table:table-cell>
          <table:table-cell/>
          <table:table-cell ns41:value-type="float" table:style-name="TL Data" office:value="1033" office:value-type="float">
            <text:p>10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's Graven-Ambagt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's Gravendeel en Leer-Ambagt</text:p>
          </table:table-cell>
          <table:table-cell/>
          <table:table-cell ns41:value-type="float" table:style-name="TL Data" office:value="1853" office:value-type="float">
            <text:p>18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's Gravemoer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's Gravesande</text:p>
          </table:table-cell>
          <table:table-cell/>
          <table:table-cell ns41:value-type="float" table:style-name="TL Data" office:value="748" office:value-type="float">
            <text:p>7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's Grevelduin Capel</text:p>
          </table:table-cell>
          <table:table-cell/>
          <table:table-cell ns41:value-type="float" table:style-name="TL Data" office:value="1317" office:value-type="float">
            <text:p>13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oeneveld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oet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1098" office:value-type="float">
            <text:p>10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osthuizen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roep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Gybeland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G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1880" office:value-type="float">
            <text:p>31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ag (den)</text:p>
          </table:table-cell>
          <table:table-cell/>
          <table:table-cell ns41:value-type="float" table:style-name="TL Data" office:value="38433" office:value-type="float">
            <text:p>384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ag-Ambagt, zie Eykenduynen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21227" office:value-type="float">
            <text:p>212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arlemmerlede en Noord-Schalkwyk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astregt</text:p>
          </table:table-cell>
          <table:table-cell/>
          <table:table-cell ns41:value-type="float" table:style-name="TL Data" office:value="1180" office:value-type="float">
            <text:p>11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rdinxveld</text:p>
          </table:table-cell>
          <table:table-cell/>
          <table:table-cell ns41:value-type="float" table:style-name="TL Data" office:value="2109" office:value-type="float">
            <text:p>21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rge, zie Schoorl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ringcarspel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ringhuizen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rnasch (Hoog en Wout-)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2168" office:value-type="float">
            <text:p>21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uwert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azepolder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dikhuizen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1857" office:value-type="float">
            <text:p>18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raartsberg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r-Huigenwaard</text:p>
          </table:table-cell>
          <table:table-cell/>
          <table:table-cell ns41:value-type="float" table:style-name="TL Data" office:value="683" office:value-type="float">
            <text:p>6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r Jacobswoude, zie Esselykerwoude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r-Jansdam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r Oudelands-Ambagt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r-Simonshaven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esbeen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ikop en Boeikop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kelinge en Frieseland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lder (de)</text:p>
          </table:table-cell>
          <table:table-cell/>
          <table:table-cell ns41:value-type="float" table:style-name="TL Data" office:value="1650" office:value-type="float">
            <text:p>16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lvoet (Nieuw)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lvoet (Oud), zie Nieuwlan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lvoetsluis</text:p>
          </table:table-cell>
          <table:table-cell/>
          <table:table-cell ns41:value-type="float" table:style-name="TL Data" office:value="1208" office:value-type="float">
            <text:p>12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m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ndrik-Ido-Ambagt</text:p>
          </table:table-cell>
          <table:table-cell/>
          <table:table-cell ns41:value-type="float" table:style-name="TL Data" office:value="1018" office:value-type="float">
            <text:p>10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rkinge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rpt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1415" office:value-type="float">
            <text:p>14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usden (Oud)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yloo en Oesdom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eynenoord</text:p>
          </table:table-cell>
          <table:table-cell/>
          <table:table-cell ns41:value-type="float" table:style-name="TL Data" office:value="775" office:value-type="float">
            <text:p>7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il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illegersberg en Rotteban</text:p>
          </table:table-cell>
          <table:table-cell/>
          <table:table-cell ns41:value-type="float" table:style-name="TL Data" office:value="3005" office:value-type="float">
            <text:p>30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1050" office:value-type="float">
            <text:p>10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3410" office:value-type="float">
            <text:p>34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itsert, zie Beyerland (Zuid)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brede en Quadyk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ef, (den) zie Egmon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f-Ambagt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f van Delft, zie Delft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fweg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lisloot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nderdland en Polder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ndsholredyk</text:p>
          </table:table-cell>
          <table:table-cell/>
          <table:table-cell ns41:value-type="float" table:style-name="TL Data" office:value="761" office:value-type="float">
            <text:p>7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denpyl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gcarspel</text:p>
          </table:table-cell>
          <table:table-cell/>
          <table:table-cell ns41:value-type="float" table:style-name="TL Data" office:value="700" office:value-type="float">
            <text:p>7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gemade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genban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geveen in Rhynland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geveen in Delfland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446" office:value-type="float">
            <text:p>4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690" office:value-type="float">
            <text:p>6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9551" office:value-type="float">
            <text:p>95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rn (Nieuwen)</text:p>
          </table:table-cell>
          <table:table-cell/>
          <table:table-cell ns41:value-type="float" table:style-name="TL Data" office:value="591" office:value-type="float">
            <text:p>59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rn (Ouden)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outryk en Polaanen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uisduinen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uiswaard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1869" office:value-type="float">
            <text:p>18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Hult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H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06843" office:value-type="float">
            <text:p>1068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1</text:p>
          </table:table-cell>
          <table:table-cell ns41:value-type="string" table:style-name="ce24" office:value-type="string">
            <text:p>0003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1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I.</text:p>
          </table:table-cell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I.</text:p>
          </table:table-cell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569" office:value-type="float">
            <text:p>5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I.</text:p>
          </table:table-cell>
          <table:table-cell ns41:value-type="string" table:style-name="TL RowHeader" office:value-type="string">
            <text:p>Ilp (den)</text:p>
          </table:table-cell>
          <table:table-cell/>
          <table:table-cell ns41:value-type="float" table:style-name="TL Data" office:value="267" office:value-type="float">
            <text:p>2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I.</text:p>
          </table:table-cell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515" office:value-type="float">
            <text:p>5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I.</text:p>
          </table:table-cell>
          <table:table-cell ns41:value-type="string" table:style-name="TL RowHeader" office:value-type="string">
            <text:p>Indyk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I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321" office:value-type="float">
            <text:p>23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age en Ade, (onder Alkemade)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lslagen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lverenbroek, zie Stein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mp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rnisse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tendrecht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twyk aan Rhyn</text:p>
          </table:table-cell>
          <table:table-cell/>
          <table:table-cell ns41:value-type="float" table:style-name="TL Data" office:value="1186" office:value-type="float">
            <text:p>11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atwyk aan Zee</text:p>
          </table:table-cell>
          <table:table-cell/>
          <table:table-cell ns41:value-type="float" table:style-name="TL Data" office:value="2469" office:value-type="float">
            <text:p>24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ethel en Spaland</text:p>
          </table:table-cell>
          <table:table-cell/>
          <table:table-cell ns41:value-type="float" table:style-name="TL Data" office:value="808" office:value-type="float">
            <text:p>8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laaswaal en Kromstryen</text:p>
          </table:table-cell>
          <table:table-cell/>
          <table:table-cell ns41:value-type="float" table:style-name="TL Data" office:value="1113" office:value-type="float">
            <text:p>11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ley, zie Noordwyk binnen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leiburg, zie Rugge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lundert (de Stad)</text:p>
          </table:table-cell>
          <table:table-cell/>
          <table:table-cell ns41:value-type="float" table:style-name="TL Data" office:value="648" office:value-type="float">
            <text:p>6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lundert (Polders)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nollendam (Oost)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nollendam (West)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oedyk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olhorn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oog (de) aan de Zaan</text:p>
          </table:table-cell>
          <table:table-cell/>
          <table:table-cell ns41:value-type="float" table:style-name="TL Data" office:value="1626" office:value-type="float">
            <text:p>16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ool, zie Beukelsdyk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orthaarlem, zie Stein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oorndyk</text:p>
          </table:table-cell>
          <table:table-cell/>
          <table:table-cell ns41:value-type="float" table:style-name="TL Data" office:value="557" office:value-type="float">
            <text:p>5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832" office:value-type="float">
            <text:p>8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abbendam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2872" office:value-type="float">
            <text:p>28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ayenisse, zie Onwaar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ayer (Nieuw) zie Onwaar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ayer (Oud) zie Onwaar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impen aan de Lek</text:p>
          </table:table-cell>
          <table:table-cell/>
          <table:table-cell ns41:value-type="float" table:style-name="TL Data" office:value="751" office:value-type="float">
            <text:p>7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impen op den Yssel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1725" office:value-type="float">
            <text:p>17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ommenie Dyk</text:p>
          </table:table-cell>
          <table:table-cell/>
          <table:table-cell ns41:value-type="float" table:style-name="TL Data" office:value="232" office:value-type="float">
            <office:annotation draw:style-name="gr1" svg:height="1.613cm" draw:caption-point-y="-2.478cm" svg:width="5.484cm" svg:x="17.969cm" draw:caption-point-x="-0.431cm" svg:y="139.886cm" draw:text-style-name="P1">
              <dc:creator>CDM</dc:creator>
              <dc:date>2014-12-12T00:00:00</dc:date>
              <text:p text:style-name="P1"><text:span text:style-name="T1">De gedrukte bron geeft (207) zielen. Dit moet zijn 232 zielen. Zie indeling naar districten en de Volkstelling van 1795. Hier is de correctie aangebracht.</text:span></text:p>
            </office:annotation>
            <text:p>2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ommenie Horn</text:p>
          </table:table-cell>
          <table:table-cell/>
          <table:table-cell ns41:value-type="float" table:style-name="TL Data" office:value="207" office:value-type="float">
            <office:annotation draw:style-name="gr1" svg:height="1.613cm" draw:caption-point-y="-2.479cm" svg:width="5.54cm" svg:x="17.969cm" draw:caption-point-x="-0.431cm" svg:y="140.336cm" draw:text-style-name="P1">
              <dc:creator>CDM</dc:creator>
              <dc:date>2014-12-12T00:00:00</dc:date>
              <text:p text:style-name="P1"><text:span text:style-name="T1">De gedrukte bron geeft (232) zielen. Dit moet zijn 207 zielen. Zie indeling naar districten en de Volkstelling van 1795. Hier is de correctie aangebracht.</text:span></text:p>
            </office:annotation>
            <text:p>2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omstryen, zie Klaaswaal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ronenburg-Loenen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udelstaart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yfhoek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Kyvelanden, zie Albrantswaard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K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9793" office:value-type="float">
            <text:p>197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aaren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ageland, zie Ade (Oud)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akerveld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ambertshaag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angebakkers-oort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angeveld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er-Ambagt, zie 's Gravendeel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erbroek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2015" office:value-type="float">
            <text:p>20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1313" office:value-type="float">
            <text:p>13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kkerland (Nieuw)</text:p>
          </table:table-cell>
          <table:table-cell/>
          <table:table-cell ns41:value-type="float" table:style-name="TL Data" office:value="600" office:value-type="float">
            <text:p>6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xmond en Agthoven</text:p>
          </table:table-cell>
          <table:table-cell/>
          <table:table-cell ns41:value-type="float" table:style-name="TL Data" office:value="667" office:value-type="float">
            <text:p>6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yden</text:p>
          </table:table-cell>
          <table:table-cell/>
          <table:table-cell ns41:value-type="float" table:style-name="TL Data" office:value="30955" office:value-type="float">
            <text:p>309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yderdorp</text:p>
          </table:table-cell>
          <table:table-cell/>
          <table:table-cell ns41:value-type="float" table:style-name="TL Data" office:value="1051" office:value-type="float">
            <text:p>10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eymuyden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ier (de)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ind (groote)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ind kleine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inschoten, (Zuid en Noord), zie Snelrewaard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1062" office:value-type="float">
            <text:p>10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oevestei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oosdrecht (Oud)</text:p>
          </table:table-cell>
          <table:table-cell/>
          <table:table-cell ns41:value-type="float" table:style-name="TL Data" office:value="1086" office:value-type="float">
            <text:p>10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oosdrecht (Nieuw)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oosduinen onder Monster</text:p>
          </table:table-cell>
          <table:table-cell/>
          <table:table-cell ns41:value-type="float" table:style-name="TL Data" office:value="393" office:value-type="float">
            <text:p>3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oosduinen, zie Eykenduine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Lutkebroek en Aandyk</text:p>
          </table:table-cell>
          <table:table-cell/>
          <table:table-cell ns41:value-type="float" table:style-name="TL Data" office:value="997" office:value-type="float">
            <text:p>9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L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45179" office:value-type="float">
            <text:p>45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St. Maarten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St. Maartensregt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1533" office:value-type="float">
            <text:p>15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aslandsluis</text:p>
          </table:table-cell>
          <table:table-cell/>
          <table:table-cell ns41:value-type="float" table:style-name="TL Data" office:value="4817" office:value-type="float">
            <text:p>48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de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rken binnen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rken in Zee</text:p>
          </table:table-cell>
          <table:table-cell/>
          <table:table-cell ns41:value-type="float" table:style-name="TL Data" office:value="751" office:value-type="float">
            <text:p>7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tenesse (Nieuw)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atenesse (Oud)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edenblik</text:p>
          </table:table-cell>
          <table:table-cell/>
          <table:table-cell ns41:value-type="float" table:style-name="TL Data" office:value="2008" office:value-type="float">
            <text:p>20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eerdervoort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eerkerk</text:p>
          </table:table-cell>
          <table:table-cell/>
          <table:table-cell ns41:value-type="float" table:style-name="TL Data" office:value="741" office:value-type="float">
            <text:p>7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eeuwen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erwede, zie Dordrecht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2157" office:value-type="float">
            <text:p>2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iddelkoop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oercapelle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oerdyk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4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onnikkendam</text:p>
          </table:table-cell>
          <table:table-cell/>
          <table:table-cell ns41:value-type="float" table:style-name="TL Data" office:value="1937" office:value-type="float">
            <text:p>19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805" office:value-type="float">
            <text:p>8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oolenaarsgraaf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1555" office:value-type="float">
            <text:p>15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uyden</text:p>
          </table:table-cell>
          <table:table-cell/>
          <table:table-cell ns41:value-type="float" table:style-name="TL Data" office:value="994" office:value-type="float">
            <text:p>99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uyderberg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yl (de)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ynden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ynsheerenland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yze (Oost)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Myze (West), zie Schermerhor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M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3157" office:value-type="float">
            <text:p>23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aaltwyk</text:p>
          </table:table-cell>
          <table:table-cell/>
          <table:table-cell ns41:value-type="float" table:style-name="TL Data" office:value="1261" office:value-type="float">
            <text:p>12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1809" office:value-type="float">
            <text:p>18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aardermeer en Buitenhuizen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aters en Pancrasgros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es, zie Noordwyk binne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bbinxwoud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dorp (Nieuw)</text:p>
          </table:table-cell>
          <table:table-cell/>
          <table:table-cell ns41:value-type="float" table:style-name="TL Data" office:value="636" office:value-type="float">
            <text:p>6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dorp (Oud)</text:p>
          </table:table-cell>
          <table:table-cell/>
          <table:table-cell ns41:value-type="float" table:style-name="TL Data" office:value="597" office:value-type="float">
            <text:p>5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724" office:value-type="float">
            <text:p>7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erkerk, Zuidschalkwyk en Vyfhuizen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erkerk op den Yssel</text:p>
          </table:table-cell>
          <table:table-cell/>
          <table:table-cell ns41:value-type="float" table:style-name="TL Data" office:value="1327" office:value-type="float">
            <text:p>13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eveen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1535" office:value-type="float">
            <text:p>15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land (Oost)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land (West)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land by Schiedam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land (Briels,) Vekhoek, Oud-Hellevoet, Oude-Goote, of de vier Polders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oorden, onder Nieuwkoop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oorden, onder Zevenhoven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oordwyk binnen, Offen, Kley en de Nes</text:p>
          </table:table-cell>
          <table:table-cell/>
          <table:table-cell ns41:value-type="float" table:style-name="TL Data" office:value="1726" office:value-type="float">
            <text:p>17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oordwyk aan Zee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oordwykerhout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Numansdorp of Buitensluis</text:p>
          </table:table-cell>
          <table:table-cell/>
          <table:table-cell ns41:value-type="float" table:style-name="TL Data" office:value="1565" office:value-type="float">
            <text:p>15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N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6520" office:value-type="float">
            <text:p>165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esdom, zie Heyloo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estgeest en Poelgeest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ffen, zie Noordwykbinne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nsenoort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nwaard, Oud-Krayer, Nieuw-Krajer en Krajenisse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ltgensplaat en den Bommel of Adolphsland</text:p>
          </table:table-cell>
          <table:table-cell/>
          <table:table-cell ns41:value-type="float" table:style-name="TL Data" office:value="1847" office:value-type="float">
            <text:p>18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dyk (Ouden)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erblokker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erland (groot), zie Oostvoorne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erland (klein), zie Rugge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erleek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erwyk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voorne en Groot-Oosterland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ostwoud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sdorp, zie Sloote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terleek en Schermeer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ttoland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carspel</text:p>
          </table:table-cell>
          <table:table-cell/>
          <table:table-cell ns41:value-type="float" table:style-name="TL Data" office:value="596" office:value-type="float">
            <text:p>59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dorp en Oudeland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eland, zie Ouddorp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endyk, onder Hoorn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endyk by Woudrichem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erkerk op den Yssel</text:p>
          </table:table-cell>
          <table:table-cell/>
          <table:table-cell ns41:value-type="float" table:style-name="TL Data" office:value="1323" office:value-type="float">
            <text:p>132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erkerk op den Amstel, zie Amstel (Ouder)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1605" office:value-type="float">
            <text:p>16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oever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orp en Schermeer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udshoorn en Gnephoek</text:p>
          </table:table-cell>
          <table:table-cell/>
          <table:table-cell ns41:value-type="float" table:style-name="TL Data" office:value="1262" office:value-type="float">
            <text:p>12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1126" office:value-type="float">
            <text:p>112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verschie onder Delft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verschie onder Rotterdam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Overveen, zie Tetterode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O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5310" office:value-type="float">
            <text:p>153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ancras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ancrasgros, zie Naters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endrecht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ernis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eulwyk, zie Ammers-Graveland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iershil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el, zie Ade (Oud)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eldyk</text:p>
          </table:table-cell>
          <table:table-cell/>
          <table:table-cell ns41:value-type="float" table:style-name="TL Data" office:value="544" office:value-type="float">
            <office:annotation draw:style-name="gr1" svg:height="1.163cm" draw:caption-point-y="-2.478cm" svg:width="3.498cm" svg:x="17.969cm" draw:caption-point-x="-0.431cm" svg:y="206.455cm" draw:text-style-name="P1">
              <dc:creator>CDM</dc:creator>
              <dc:date>2014-12-12T00:00:00</dc:date>
              <text:p text:style-name="P1"><text:span text:style-name="T1">Dit gegeven wijkt af van de Volkstelling van 1795. Daar 554 zielen.</text:span></text:p>
            </office:annotation>
            <text:p>5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elgeest, zie Oestgeest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2</text:p>
          </table:table-cell>
          <table:table-cell ns41:value-type="string" table:style-name="ce24" office:value-type="string">
            <text:p>0005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laanen, zie Houtryk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lsbroek (Noord)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lsbroek (Zuid)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ortland, zie Delft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oortugaal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urmer (de) onder Edam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urmer (de) onder Monnikkendam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urmer (de) onder Purmerend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urmerend en Jurisdictie</text:p>
          </table:table-cell>
          <table:table-cell/>
          <table:table-cell ns41:value-type="float" table:style-name="TL Data" office:value="2403" office:value-type="float">
            <text:p>24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urmerland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Pynakker</text:p>
          </table:table-cell>
          <table:table-cell/>
          <table:table-cell ns41:value-type="float" table:style-name="TL Data" office:value="1192" office:value-type="float">
            <text:p>119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P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9541" office:value-type="float">
            <text:p>95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Q.</text:p>
          </table:table-cell>
          <table:table-cell ns41:value-type="string" table:style-name="TL RowHeader" office:value-type="string">
            <text:p>Quadyk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Q.</text:p>
          </table:table-cell>
          <table:table-cell ns41:value-type="string" table:style-name="TL RowHeader" office:value-type="string">
            <text:p>Quadyk, zie Hobrede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Q.</text:p>
          </table:table-cell>
          <table:table-cell ns41:value-type="string" table:style-name="TL RowHeader" office:value-type="string">
            <text:p>Quak (de)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Q.</text:p>
          </table:table-cell>
          <table:table-cell ns41:value-type="string" table:style-name="TL RowHeader" office:value-type="string">
            <text:p>Quinsheul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Q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1817" office:value-type="float">
            <text:p>181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eeuwyk</text:p>
          </table:table-cell>
          <table:table-cell/>
          <table:table-cell ns41:value-type="float" table:style-name="TL Data" office:value="783" office:value-type="float">
            <text:p>7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eyerskoop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650" office:value-type="float">
            <text:p>6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hynsaterwoude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hynsburg</text:p>
          </table:table-cell>
          <table:table-cell/>
          <table:table-cell ns41:value-type="float" table:style-name="TL Data" office:value="1063" office:value-type="float">
            <text:p>10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2651" office:value-type="float">
            <text:p>26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ietveld, zie Arkel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ietveld en de Bree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ietwyk en Rietwyker-Oord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innegom, zie Egmond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ockanje en Polders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odenrys, zie Berkel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oelof-Arendsveen, onder Alkemade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oosenburg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otteban, zie Hillegersberg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53212" office:value-type="float">
            <text:p>5321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oxenisse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't Rozand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ugge en Klein-Oosterland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uibroek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uigewilnisse</text:p>
          </table:table-cell>
          <table:table-cell/>
          <table:table-cell ns41:value-type="float" table:style-name="TL Data" office:value="241" office:value-type="float">
            <text:p>2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uyv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yp</text:p>
          </table:table-cell>
          <table:table-cell/>
          <table:table-cell ns41:value-type="float" table:style-name="TL Data" office:value="1568" office:value-type="float">
            <text:p>15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ysoort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yswyk; by den Haag</text:p>
          </table:table-cell>
          <table:table-cell/>
          <table:table-cell ns41:value-type="float" table:style-name="TL Data" office:value="1668" office:value-type="float">
            <text:p>16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Ryswyk in 't Land van Altena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R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67363" office:value-type="float">
            <text:p>673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1343" office:value-type="float">
            <text:p>13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lkwyk (Noord), zie Haarlemmerlede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lkwyk (Zuid), zie Nieuwerkerk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alsmeer onder Wormer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pengorsch, zie St. Anna Polder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rdam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rwoude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rwoude (Noord)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arwoude (Zuid)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llingwoude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lluinen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er, onder Graft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er, onder Schermerhorn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er, onder Schermer (Noord)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er, onder Schermer (Zuid)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er, onder Ursem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er, zie Oudorp, en Oterleek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r (Noord)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r (Zuid)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rmerhorn en Westmyzen</text:p>
          </table:table-cell>
          <table:table-cell/>
          <table:table-cell ns41:value-type="float" table:style-name="TL Data" office:value="486" office:value-type="float">
            <text:p>4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eveningen</text:p>
          </table:table-cell>
          <table:table-cell/>
          <table:table-cell ns41:value-type="float" table:style-name="TL Data" office:value="2833" office:value-type="float">
            <text:p>28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iebroek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9111" office:value-type="float">
            <text:p>91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ipluiden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oonderloo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2489" office:value-type="float">
            <text:p>248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oorl en Harge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oorldam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ooten en Gehugten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chuddebeurs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leewyk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2495" office:value-type="float">
            <text:p>2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lingeland (Neder)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loten, Sloterdyk, Osdorp en de vrye Geer</text:p>
          </table:table-cell>
          <table:table-cell/>
          <table:table-cell ns41:value-type="float" table:style-name="TL Data" office:value="2616" office:value-type="float">
            <text:p>26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loterdyk, zie Slote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luypwyk</text:p>
          </table:table-cell>
          <table:table-cell/>
          <table:table-cell ns41:value-type="float" table:style-name="TL Data" office:value="678" office:value-type="float">
            <text:p>6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nelrewaard en Zuid- en Noord-Linschoten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paarnwoude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paland, zie Kethel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1043" office:value-type="float">
            <text:p>10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py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pykenis en Braband</text:p>
          </table:table-cell>
          <table:table-cell/>
          <table:table-cell ns41:value-type="float" table:style-name="TL Data" office:value="734" office:value-type="float">
            <text:p>7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6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ad (aan 't Haringvliet)</text:p>
          </table:table-cell>
          <table:table-cell/>
          <table:table-cell ns41:value-type="float" table:style-name="TL Data" office:value="415" office:value-type="float">
            <text:p>4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andhaze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armeer onder Graft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armeer onder Jisp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armeer onder Wormer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ein, Willens, Korthaarlem, Vryenhoef en Kalverenbroek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ellendam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olwyk</text:p>
          </table:table-cell>
          <table:table-cell/>
          <table:table-cell ns41:value-type="float" table:style-name="TL Data" office:value="1055" office:value-type="float">
            <text:p>105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ompaarden, zie Biert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ompwyk (Banne van)</text:p>
          </table:table-cell>
          <table:table-cell/>
          <table:table-cell ns41:value-type="float" table:style-name="TL Data" office:value="1841" office:value-type="float">
            <text:p>18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ormspolder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reefkerk</text:p>
          </table:table-cell>
          <table:table-cell/>
          <table:table-cell ns41:value-type="float" table:style-name="TL Data" office:value="880" office:value-type="float">
            <text:p>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revelshoe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reyen</text:p>
          </table:table-cell>
          <table:table-cell/>
          <table:table-cell ns41:value-type="float" table:style-name="TL Data" office:value="1949" office:value-type="float">
            <text:p>19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ruyten (de)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tryens-Sas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Sybecarspel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S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9251" office:value-type="float">
            <text:p>392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eccop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empel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er Heyde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erschelling (Oost)</text:p>
          </table:table-cell>
          <table:table-cell/>
          <table:table-cell ns41:value-type="float" table:style-name="TL Data" office:value="868" office:value-type="float">
            <text:p>8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erschelling (West)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etterode of Overveen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4950" office:value-type="float">
            <text:p>495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onge (Nieuwe)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onge (Oude)</text:p>
          </table:table-cell>
          <table:table-cell/>
          <table:table-cell ns41:value-type="float" table:style-name="TL Data" office:value="1419" office:value-type="float">
            <text:p>14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uil, zie Brouck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T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0674" office:value-type="float">
            <text:p>106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Uitdam (onder Zuiderwoude)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Uitdam onder Ransdorp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Uiterbuurt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1031" office:value-type="float">
            <text:p>10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Uitwyk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U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335" office:value-type="float">
            <text:p>23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alkoog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enhuizen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khoek, zie Nieuwland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lgersdyk onder Zuidland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1383" office:value-type="float">
            <text:p>138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611" office:value-type="float">
            <text:p>6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nnip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1820" office:value-type="float">
            <text:p>18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5625" office:value-type="float">
            <text:p>562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laardinger-Ambagt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736" office:value-type="float">
            <text:p>7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liet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lymen</text:p>
          </table:table-cell>
          <table:table-cell/>
          <table:table-cell ns41:value-type="float" table:style-name="TL Data" office:value="1811" office:value-type="float">
            <text:p>18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ogelenzang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olgerland onder Rysoor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oolendam</text:p>
          </table:table-cell>
          <table:table-cell/>
          <table:table-cell ns41:value-type="float" table:style-name="TL Data" office:value="774" office:value-type="float">
            <text:p>7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1654" office:value-type="float">
            <text:p>165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1048" office:value-type="float">
            <text:p>10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riesekoop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rouwenregt, zie Akkersdyk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ryenhoef, zie Stei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ryenban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ryhoev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ryhoeven Capel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Vyfhuizen, zie Nieuwerkerk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V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9758" office:value-type="float">
            <text:p>197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ardhuizen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ddingsveen (Noord)</text:p>
          </table:table-cell>
          <table:table-cell/>
          <table:table-cell ns41:value-type="float" table:style-name="TL Data" office:value="1210" office:value-type="float">
            <text:p>12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ddingsveen (Zuid)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dway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790" office:value-type="float">
            <text:p>7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spik (groot)</text:p>
          </table:table-cell>
          <table:table-cell/>
          <table:table-cell ns41:value-type="float" table:style-name="TL Data" office:value="1581" office:value-type="float">
            <text:p>15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spik (klein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ssenaar en Zuidwyk</text:p>
          </table:table-cell>
          <table:table-cell/>
          <table:table-cell ns41:value-type="float" table:style-name="TL Data" office:value="1753" office:value-type="float">
            <text:p>175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tergang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858" office:value-type="float">
            <text:p>8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teringen</text:p>
          </table:table-cell>
          <table:table-cell/>
          <table:table-cell ns41:value-type="float" table:style-name="TL Data" office:value="1108" office:value-type="float">
            <text:p>11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veren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averveen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echje, zie Brouck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2937" office:value-type="float">
            <text:p>293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office:annotation draw:style-name="gr1" svg:height="1.586cm" draw:caption-point-y="-2.479cm" svg:width="4.868cm" svg:x="14.585cm" draw:caption-point-x="-0.43cm" svg:y="289.217cm" draw:text-style-name="P1">
              <dc:creator>CDM</dc:creator>
              <dc:date>2014-12-12T00:00:00</dc:date>
              <text:p text:style-name="P1"><text:span text:style-name="T1">Vergelijking met de indeling naar districten laat zien dat Hoog-Bylmer en Weesper-Carspel daar niet afzonderlijk worden genoemd.</text:span></text:p>
            </office:annotation>
            <text:p>Weesper-Carspel</text:p>
          </table:table-cell>
          <table:table-cell/>
          <table:table-cell ns41:value-type="float" table:style-name="TL Data" office:value="903" office:value-type="float">
            <text:p>90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rken (de)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1128" office:value-type="float">
            <text:p>112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sterblokker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stwoude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tering (Oude) onder Alkemade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tering (Nieuwe) onder dito.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etering (Ryp) onder dito.</text:p>
          </table:table-cell>
          <table:table-cell/>
          <table:table-cell ns41:value-type="float" table:style-name="TL Data" office:value="581" office:value-type="float">
            <text:p>5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3</text:p>
          </table:table-cell>
          <table:table-cell ns41:value-type="string" table:style-name="ce24" office:value-type="string">
            <text:p>0007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eldrecht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1415" office:value-type="float">
            <text:p>141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742" office:value-type="float">
            <text:p>74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llemstad, (Stede en Lande van)</text:p>
          </table:table-cell>
          <table:table-cell/>
          <table:table-cell ns41:value-type="float" table:style-name="TL Data" office:value="1295" office:value-type="float">
            <text:p>12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llens, zie Stein.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mmenum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ngaarden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632" office:value-type="float">
            <text:p>63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2602" office:value-type="float">
            <text:p>26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1160" office:value-type="float">
            <text:p>11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rmer (de enge)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rmer (de wyde)</text:p>
          </table:table-cell>
          <table:table-cell/>
          <table:table-cell ns41:value-type="float" table:style-name="TL Data" office:value="431" office:value-type="float">
            <text:p>43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2084" office:value-type="float">
            <text:p>208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ude (de) zie Akersloot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oudrichem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ydenes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yk</text:p>
          </table:table-cell>
          <table:table-cell/>
          <table:table-cell ns41:value-type="float" table:style-name="TL Data" office:value="793" office:value-type="float">
            <text:p>7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yk aan Dui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Wyk aan Zee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W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1959" office:value-type="float">
            <text:p>319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Y.</text:p>
          </table:table-cell>
          <table:table-cell ns41:value-type="string" table:style-name="TL RowHeader" office:value-type="string">
            <text:p>Ysselmonde (Oost)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Y.</text:p>
          </table:table-cell>
          <table:table-cell ns41:value-type="string" table:style-name="TL RowHeader" office:value-type="string">
            <text:p>Ysselmonde (West)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Y.</text:p>
          </table:table-cell>
          <table:table-cell ns41:value-type="string" table:style-name="TL RowHeader" office:value-type="string">
            <text:p>Ysselstein (voor de Stad)</text:p>
          </table:table-cell>
          <table:table-cell/>
          <table:table-cell ns41:value-type="float" table:style-name="TL Data" office:value="1513" office:value-type="float">
            <text:p>151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Y.</text:p>
          </table:table-cell>
          <table:table-cell ns41:value-type="string" table:style-name="TL RowHeader" office:value-type="string">
            <text:p>Ysselstein Schouts-Ampt</text:p>
          </table:table-cell>
          <table:table-cell/>
          <table:table-cell ns41:value-type="float" table:style-name="TL Data" office:value="1018" office:value-type="float">
            <text:p>101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Y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601" office:value-type="float">
            <text:p>36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aan (Oost)</text:p>
          </table:table-cell>
          <table:table-cell/>
          <table:table-cell ns41:value-type="float" table:style-name="TL Data" office:value="1101" office:value-type="float">
            <text:p>11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aan (West)</text:p>
          </table:table-cell>
          <table:table-cell/>
          <table:table-cell ns41:value-type="float" table:style-name="TL Data" office:value="2274" office:value-type="float">
            <text:p>22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aandam (Oost)</text:p>
          </table:table-cell>
          <table:table-cell/>
          <table:table-cell ns41:value-type="float" table:style-name="TL Data" office:value="4938" office:value-type="float">
            <text:p>493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aandam (West)</text:p>
          </table:table-cell>
          <table:table-cell/>
          <table:table-cell ns41:value-type="float" table:style-name="TL Data" office:value="5179" office:value-type="float">
            <text:p>5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aandyk</text:p>
          </table:table-cell>
          <table:table-cell/>
          <table:table-cell ns41:value-type="float" table:style-name="TL Data" office:value="1480" office:value-type="float">
            <text:p>14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and-Ambagt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722" office:value-type="float">
            <text:p>7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egwaard</text:p>
          </table:table-cell>
          <table:table-cell/>
          <table:table-cell ns41:value-type="float" table:style-name="TL Data" office:value="946" office:value-type="float">
            <text:p>94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evenbergen</text:p>
          </table:table-cell>
          <table:table-cell/>
          <table:table-cell ns41:value-type="float" table:style-name="TL Data" office:value="2506" office:value-type="float">
            <text:p>25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evender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422" office:value-type="float">
            <text:p>422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1330" office:value-type="float">
            <text:p>133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749" office:value-type="float">
            <text:p>74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1929" office:value-type="float">
            <text:p>192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outeveen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uiderwoude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uidewyn-Capel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uidland</text:p>
          </table:table-cell>
          <table:table-cell/>
          <table:table-cell ns41:value-type="float" table:style-name="TL Data" office:value="868" office:value-type="float">
            <text:p>86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uidwyk, zie Wassenaar</text:p>
          </table:table-cell>
          <table:table-cell/>
          <table:table-cell table:style-name="TL Data"/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underdorp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waagdyk (Hooge en Laage)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waluwe (Hooge en Laage)</text:p>
          </table:table-cell>
          <table:table-cell/>
          <table:table-cell ns41:value-type="float" table:style-name="TL Data" office:value="2080" office:value-type="float">
            <text:p>20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wammerdam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836" office:value-type="float">
            <text:p>83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wyndrecht</text:p>
          </table:table-cell>
          <table:table-cell/>
          <table:table-cell ns41:value-type="float" table:style-name="TL Data" office:value="614" office:value-type="float">
            <text:p>61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Zyp</text:p>
          </table:table-cell>
          <table:table-cell/>
          <table:table-cell ns41:value-type="float" table:style-name="TL Data" office:value="2397" office:value-type="float">
            <text:p>239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4</text:p>
          </table:table-cell>
          <table:table-cell table:number-columns-repeated="1015"/>
        </table:table-row>
        <table:table-row table:style-name="ro2">
          <table:table-cell ns41:value-type="string" table:style-name="TL Metadata" office:value-type="string">
            <text:p>Z.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3516" office:value-type="float">
            <text:p>335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8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 table:number-rows-repeated="10478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Alph. lyst VT Holl.'.$A$5:.$D$698" table:name="ROL39D" table:base-cell-address="$'Alph. lyst VT Holl.'.$A$1"/>
        </table:named-expressions>
      </table:table>
      <table:table table:style-name="ta2" table:name="Recapit. lijst Holl.">
        <table:table-column table:style-name="co6" table:default-cell-style-name="ce8"/>
        <table:table-column table:style-name="co3" table:default-cell-style-name="ce8"/>
        <table:table-column table:style-name="co7" table:default-cell-style-name="ce8"/>
        <table:table-column table:style-name="co5" table:default-cell-style-name="ce18" table:number-columns-repeated="5"/>
        <table:table-column table:style-name="co1" table:default-cell-style-name="Default" table:number-columns-repeated="1016"/>
        <table:table-row table:style-name="ro5">
          <table:table-cell ns41:value-type="string" table:style-name="TL Title" office:value-type="string">
            <text:p>RECAPITULATIE [ALPHABETISCHE LYST VAN DE TELLING DES VOLKS VAN HOLLAND, 1795]</text:p>
          </table:table-cell>
          <table:table-cell table:style-name="ce33"/>
          <table:table-cell table:style-name="ce34"/>
          <table:table-cell table:style-name="ce36" table:number-columns-repeated="4"/>
          <table:table-cell table:style-name="ce39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 ns41:value-type="string" table:style-name="TL RowProperty" office:value-type="string">
            <text:p>[Letter]</text:p>
          </table:table-cell>
          <table:table-cell table:style-name="ce3"/>
          <table:table-cell ns41:value-type="string" table:style-name="TL ColHeader" office:value-type="string">
            <text:p>Zielen</text:p>
          </table:table-cell>
          <table:table-cell ns41:value-type="string" table:style-name="ce37" office:value-type="string">
            <text:p><text:s/>RolNr</text:p>
          </table:table-cell>
          <table:table-cell ns41:value-type="string" table:style-name="ce38" office:value-type="string">
            <text:p><text:s/>BeeldNr</text:p>
          </table:table-cell>
          <table:table-cell ns41:value-type="string" table:style-name="ce38" office:value-type="string">
            <text:p><text:s/>Publ-BladNr</text:p>
          </table:table-cell>
          <table:table-cell ns41:value-type="string" table:style-name="ce38" office:value-type="string">
            <text:p><text:s/>Blad-TabelNr</text:p>
          </table:table-cell>
          <table:table-cell ns41:value-type="string" table:style-name="ce40" office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3" table:number-columns-repeated="3"/>
          <table:table-cell table:style-name="ce20" table:number-columns-repeated="5"/>
          <table:table-cell table:number-columns-repeated="1016"/>
        </table:table-row>
        <table:table-row table:style-name="ro4">
          <table:table-cell ns41:value-type="string" table:style-name="TL RowHeader" office:value-type="string">
            <text:p>A</text:p>
          </table:table-cell>
          <table:table-cell/>
          <table:table-cell ns41:value-type="float" table:style-name="TL Data" office:value="250890" office:value-type="float">
            <text:p>25089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B</text:p>
          </table:table-cell>
          <table:table-cell/>
          <table:table-cell ns41:value-type="float" table:style-name="TL Data" office:value="35935" office:value-type="float">
            <text:p>359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C</text:p>
          </table:table-cell>
          <table:table-cell/>
          <table:table-cell ns41:value-type="float" table:style-name="TL Data" office:value="4306" office:value-type="float">
            <text:p>430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D</text:p>
          </table:table-cell>
          <table:table-cell/>
          <table:table-cell ns41:value-type="float" table:style-name="TL Data" office:value="42381" office:value-type="float">
            <text:p>4238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5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E</text:p>
          </table:table-cell>
          <table:table-cell/>
          <table:table-cell ns41:value-type="float" table:style-name="TL Data" office:value="15459" office:value-type="float">
            <text:p>154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G</text:p>
          </table:table-cell>
          <table:table-cell/>
          <table:table-cell ns41:value-type="float" table:style-name="TL Data" office:value="31880" office:value-type="float">
            <text:p>3188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H</text:p>
          </table:table-cell>
          <table:table-cell/>
          <table:table-cell ns41:value-type="float" table:style-name="TL Data" office:value="106843" office:value-type="float">
            <text:p>10684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I</text:p>
          </table:table-cell>
          <table:table-cell/>
          <table:table-cell ns41:value-type="float" table:style-name="TL Data" office:value="2321" office:value-type="float">
            <text:p>232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K</text:p>
          </table:table-cell>
          <table:table-cell/>
          <table:table-cell ns41:value-type="float" table:style-name="TL Data" office:value="19793" office:value-type="float">
            <text:p>1979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L</text:p>
          </table:table-cell>
          <table:table-cell/>
          <table:table-cell ns41:value-type="float" table:style-name="TL Data" office:value="45179" office:value-type="float">
            <text:p>4517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M</text:p>
          </table:table-cell>
          <table:table-cell/>
          <table:table-cell ns41:value-type="float" table:style-name="TL Data" office:value="23157" office:value-type="float">
            <text:p>23157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N</text:p>
          </table:table-cell>
          <table:table-cell/>
          <table:table-cell ns41:value-type="float" table:style-name="TL Data" office:value="16520" office:value-type="float">
            <text:p>1652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O</text:p>
          </table:table-cell>
          <table:table-cell/>
          <table:table-cell ns41:value-type="float" table:style-name="TL Data" office:value="15310" office:value-type="float">
            <text:p>1531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P</text:p>
          </table:table-cell>
          <table:table-cell/>
          <table:table-cell ns41:value-type="float" table:style-name="TL Data" office:value="9541" office:value-type="float">
            <text:p>954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6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Q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R</text:p>
          </table:table-cell>
          <table:table-cell/>
          <table:table-cell ns41:value-type="float" table:style-name="TL Data" office:value="67363" office:value-type="float">
            <text:p>67363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S</text:p>
          </table:table-cell>
          <table:table-cell/>
          <table:table-cell ns41:value-type="float" table:style-name="TL Data" office:value="39251" office:value-type="float">
            <text:p>3925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T</text:p>
          </table:table-cell>
          <table:table-cell/>
          <table:table-cell ns41:value-type="float" table:style-name="TL Data" office:value="10674" office:value-type="float">
            <text:p>10674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U</text:p>
          </table:table-cell>
          <table:table-cell/>
          <table:table-cell ns41:value-type="float" table:style-name="TL Data" office:value="2335" office:value-type="float">
            <text:p>2335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V</text:p>
          </table:table-cell>
          <table:table-cell/>
          <table:table-cell ns41:value-type="float" table:style-name="TL Data" office:value="19758" office:value-type="float">
            <text:p>19758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W</text:p>
          </table:table-cell>
          <table:table-cell/>
          <table:table-cell ns41:value-type="float" table:style-name="TL Data" office:value="31959" office:value-type="float">
            <text:p>31959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Y</text:p>
          </table:table-cell>
          <table:table-cell/>
          <table:table-cell ns41:value-type="float" table:style-name="TL Data" office:value="3601" office:value-type="float">
            <text:p>3601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Z</text:p>
          </table:table-cell>
          <table:table-cell/>
          <table:table-cell ns41:value-type="float" table:style-name="TL Data" office:value="33516" office:value-type="float">
            <text:p>33516</text:p>
          </table:table-cell>
          <table:table-cell ns41:value-type="string" table:style-name="ce21" office:value-type="string">
            <text:p>39</text:p>
          </table:table-cell>
          <table:table-cell ns41:value-type="string" table:style-name="ce24" office:value-type="string">
            <text:p>0194</text:p>
          </table:table-cell>
          <table:table-cell ns41:value-type="string" table:style-name="ce24" office:value-type="string">
            <text:p>0008</text:p>
          </table:table-cell>
          <table:table-cell ns41:value-type="string" table:style-name="ce24" office:value-type="string">
            <text:p>01</text:p>
          </table:table-cell>
          <table:table-cell ns41:value-type="string" table:style-name="ce27" office:value-type="string">
            <text:p>078</text:p>
          </table:table-cell>
          <table:table-cell table:number-columns-repeated="1016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28532" office:value-type="float">
            <text:p>8285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8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6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Recapit. lijst Holl.'.$A$5:.$C$28" table:name="ROL39D" table:base-cell-address="$'Alph. lyst VT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ph._20_lyst_20_VT_20_Holl." style:page-layout-name="Mpm3" style:display-name="PageStyle_Alph. lyst VT Holl.">
      <style:header style:display="false"/>
      <style:header-left style:display="false"/>
      <style:footer style:display="false"/>
      <style:footer-left style:display="false"/>
    </style:master-page>
    <style:master-page style:name="PageStyle_5f_Recapit._20_lijst_20_Holl." style:page-layout-name="Mpm4" style:display-name="PageStyle_Recapit. lijst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7:15:28</meta:creation-date>
    <dc:creator>Yamit</dc:creator>
    <dc:date>2005-01-11T11:56:20</dc:date>
    <meta:document-statistic meta:object-count="0" meta:cell-count="5658" meta:table-count="2"/>
    <meta:generator>ODFPY/1.3.0dev</meta:generator>
  </office:meta>
</office:document-meta>
</file>